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style:text-underline-style="solid" style:text-underline-color="font-color"/>
    </style:style>
    <style:style style:name="T1_2" style:family="text">
      <style:text-properties fo:font-size="14pt" style:font-size-asian="14pt" style:font-size-complex="14pt" style:text-underline-style="solid" style:text-underline-color="font-color"/>
    </style:style>
    <style:style style:name="T1_3" style:family="text">
      <style:text-properties fo:font-size="14pt" style:font-size-asian="14pt" style:font-size-complex="14pt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_1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P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_1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P11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1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P15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_1" style:family="text"/>
    <style:style style:name="P20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21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P22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2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P26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2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28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29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30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3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1_1" style:family="text"/>
    <style:style style:name="P3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3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P34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3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5_1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P3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</office:automatic-styles>
  <office:body>
    <office:text>
      <text:p text:style-name="P1"><text:span text:style-name="T1_1">Choix</text:span><text:span text:style-name="T1_2"><text:s/></text:span><text:span text:style-name="T1_3">technologiques</text:span></text:p>
      <text:p text:style-name="P2"/>
      <text:p text:style-name="P3"><text:span text:style-name="T3_1">Les</text:span><text:span text:style-name="T3_2"><text:s/></text:span><text:span text:style-name="T3_3">langages</text:span><text:span text:style-name="T3_4"><text:s/></text:span><text:span text:style-name="T3_5">de</text:span><text:span text:style-name="T3_6"><text:s/></text:span><text:span text:style-name="T3_7">programmations</text:span><text:span text:style-name="T3_8">:</text:span></text:p>
      <text:p text:style-name="P4"/>
      <text:list text:style-name="LS1" xml:id="list0">
        <text:list-item>
          <text:p text:style-name="P5"><text:span text:style-name="T5_1">PHP</text:span></text:p>
        </text:list-item>
      </text:list>
      <text:p text:style-name="P6"/>
      <text:p text:style-name="P7"><text:span text:style-name="T7_1">PHP</text:span><text:span text:style-name="T7_2"><text:s/></text:span><text:span text:style-name="T7_3">fut</text:span><text:span text:style-name="T7_4"><text:s/></text:span><text:span text:style-name="T7_5">utilisé</text:span><text:span text:style-name="T7_6">,<text:s/></text:span><text:span text:style-name="T7_7">car</text:span><text:span text:style-name="T7_8"><text:s/></text:span><text:span text:style-name="T7_9">ce</text:span><text:span text:style-name="T7_10"><text:s/></text:span><text:span text:style-name="T7_11">langage</text:span><text:span text:style-name="T7_12"><text:s/></text:span><text:span text:style-name="T7_13">est</text:span><text:span text:style-name="T7_14"><text:s/></text:span><text:span text:style-name="T7_15">utilisé</text:span><text:span text:style-name="T7_16"><text:s/></text:span><text:span text:style-name="T7_17">dans</text:span><text:span text:style-name="T7_18"><text:s/></text:span><text:span text:style-name="T7_19">plusieurs</text:span><text:span text:style-name="T7_20"><text:s/></text:span><text:span text:style-name="T7_21">projets</text:span><text:span text:style-name="T7_22"><text:s/></text:span><text:span text:style-name="T7_23">web</text:span><text:span text:style-name="T7_24"><text:s/></text:span><text:span text:style-name="T7_25">incluant</text:span><text:span text:style-name="T7_26"><text:s/></text:span><text:span text:style-name="T7_27">le</text:span><text:span text:style-name="T7_28"><text:s/></text:span><text:span text:style-name="T7_29">projet</text:span><text:span text:style-name="T7_30"><text:s/></text:span><text:span text:style-name="T7_31">WEHA</text:span><text:span text:style-name="T7_32">.<text:s/></text:span><text:span text:style-name="T7_33">Ce</text:span><text:span text:style-name="T7_34"><text:s/></text:span><text:span text:style-name="T7_35">langage</text:span><text:span text:style-name="T7_36"><text:s/></text:span><text:span text:style-name="T7_37">est</text:span><text:span text:style-name="T7_38"><text:s/></text:span><text:span text:style-name="T7_39">aussi</text:span><text:span text:style-name="T7_40"><text:s/></text:span><text:span text:style-name="T7_41">relativement</text:span><text:span text:style-name="T7_42"><text:s/></text:span><text:span text:style-name="T7_43">facile</text:span><text:span text:style-name="T7_44"><text:s/></text:span><text:span text:style-name="T7_45">à</text:span><text:span text:style-name="T7_46"><text:s/></text:span><text:span text:style-name="T7_47">apprendre</text:span><text:span text:style-name="T7_48"><text:s/></text:span><text:span text:style-name="T7_49">et</text:span><text:span text:style-name="T7_50"><text:s/></text:span><text:span text:style-name="T7_51">il</text:span><text:span text:style-name="T7_52"><text:s/></text:span><text:span text:style-name="T7_53">est</text:span><text:span text:style-name="T7_54"><text:s/></text:span><text:span text:style-name="T7_55">aussi</text:span><text:span text:style-name="T7_56"><text:s/></text:span><text:span text:style-name="T7_57">libre</text:span><text:span text:style-name="T7_58">.<text:s/></text:span><text:span text:style-name="T7_59">Cependant</text:span><text:span text:style-name="T7_60">,<text:s/></text:span><text:span text:style-name="T7_61">l</text:span><text:span text:style-name="T7_62">’</text:span><text:span text:style-name="T7_63">utilisation</text:span><text:span text:style-name="T7_64"><text:s/></text:span><text:span text:style-name="T7_65">de</text:span><text:span text:style-name="T7_66"><text:s/></text:span><text:span text:style-name="T7_67">ce</text:span><text:span text:style-name="T7_68"><text:s/></text:span><text:span text:style-name="T7_69">langage</text:span><text:span text:style-name="T7_70"><text:s/></text:span><text:span text:style-name="T7_71">demande</text:span><text:span text:style-name="T7_72"><text:s/></text:span><text:span text:style-name="T7_73">une</text:span><text:span text:style-name="T7_74"><text:s/></text:span><text:span text:style-name="T7_75">certaine</text:span><text:span text:style-name="T7_76"><text:s/></text:span><text:span text:style-name="T7_77">rigueur</text:span><text:span text:style-name="T7_78"><text:s/></text:span><text:span text:style-name="T7_79">et</text:span><text:span text:style-name="T7_80"><text:s/></text:span><text:span text:style-name="T7_81">structure</text:span><text:span text:style-name="T7_82">,<text:s/></text:span><text:span text:style-name="T7_83">car</text:span><text:span text:style-name="T7_84"><text:s/></text:span><text:span text:style-name="T7_85">il</text:span><text:span text:style-name="T7_86"><text:s/></text:span><text:span text:style-name="T7_87">est</text:span><text:span text:style-name="T7_88"><text:s/></text:span><text:span text:style-name="T7_89">assez</text:span><text:span text:style-name="T7_90"><text:s/></text:span><text:span text:style-name="T7_91">facile</text:span><text:span text:style-name="T7_92"><text:s/></text:span><text:span text:style-name="T7_93">de</text:span><text:span text:style-name="T7_94"><text:s/></text:span><text:span text:style-name="T7_95">se</text:span><text:span text:style-name="T7_96"><text:s/></text:span><text:span text:style-name="T7_97">perdre</text:span><text:span text:style-name="T7_98"><text:s/></text:span><text:span text:style-name="T7_99">et</text:span><text:span text:style-name="T7_100"><text:s/></text:span><text:span text:style-name="T7_101">de</text:span><text:span text:style-name="T7_102"><text:s/></text:span><text:span text:style-name="T7_103">se</text:span><text:span text:style-name="T7_104"><text:s/></text:span><text:span text:style-name="T7_105">retrouver</text:span><text:span text:style-name="T7_106"><text:s/></text:span><text:span text:style-name="T7_107">avec</text:span><text:span text:style-name="T7_108"><text:s/></text:span><text:span text:style-name="T7_109">une</text:span><text:span text:style-name="T7_110"><text:s/></text:span><text:span text:style-name="T7_111">série</text:span><text:span text:style-name="T7_112"><text:s/></text:span><text:span text:style-name="T7_113">d</text:span><text:span text:style-name="T7_114">’</text:span><text:span text:style-name="T7_115">erreur</text:span><text:span text:style-name="T7_116"><text:s/></text:span><text:span text:style-name="T7_117">dû</text:span><text:span text:style-name="T7_118"><text:s/></text:span><text:span text:style-name="T7_119">à</text:span><text:span text:style-name="T7_120"><text:s/></text:span><text:span text:style-name="T7_121">la</text:span><text:span text:style-name="T7_122"><text:s/></text:span><text:span text:style-name="T7_123">fonction</text:span><text:span text:style-name="T7_124"><text:s/>“</text:span><text:span text:style-name="T7_125">include</text:span><text:span text:style-name="T7_126">”.<text:s/><text:line-break/></text:span></text:p>
      <text:list text:style-name="LS2" xml:id="list1">
        <text:list-item>
          <text:p text:style-name="P8"><text:span text:style-name="T8_1">Java</text:span></text:p>
        </text:list-item>
      </text:list>
      <text:p text:style-name="P9"/>
      <text:p text:style-name="P10"><text:span text:style-name="T10_1">Java</text:span><text:span text:style-name="T10_2"><text:s/></text:span><text:span text:style-name="T10_3">fut</text:span><text:span text:style-name="T10_4"><text:s/></text:span><text:span text:style-name="T10_5">utilisé</text:span><text:span text:style-name="T10_6"><text:s/></text:span><text:span text:style-name="T10_7">principalement</text:span><text:span text:style-name="T10_8"><text:s/></text:span><text:span text:style-name="T10_9">dû</text:span><text:span text:style-name="T10_10"><text:s/></text:span><text:span text:style-name="T10_11">au</text:span><text:span text:style-name="T10_12"><text:s/></text:span><text:span text:style-name="T10_13">fait</text:span><text:span text:style-name="T10_14"><text:s/></text:span><text:span text:style-name="T10_15">que</text:span><text:span text:style-name="T10_16"><text:s/></text:span><text:span text:style-name="T10_17">le</text:span><text:span text:style-name="T10_18"><text:s/></text:span><text:span text:style-name="T10_19">projet</text:span><text:span text:style-name="T10_20"><text:s/></text:span><text:span text:style-name="T10_21">WEHA</text:span><text:span text:style-name="T10_22"><text:s/></text:span><text:span text:style-name="T10_23">l</text:span><text:span text:style-name="T10_24">’</text:span><text:span text:style-name="T10_25">utilise</text:span><text:span text:style-name="T10_26">.<text:s/></text:span><text:span text:style-name="T10_27">Pour</text:span><text:span text:style-name="T10_28"><text:s/></text:span><text:span text:style-name="T10_29">pouvoir</text:span><text:span text:style-name="T10_30"><text:s/></text:span><text:span text:style-name="T10_31">appelé</text:span><text:span text:style-name="T10_32"><text:s/></text:span><text:span text:style-name="T10_33">des</text:span><text:span text:style-name="T10_34"><text:s/></text:span><text:span text:style-name="T10_35">fonctions</text:span><text:span text:style-name="T10_36"><text:s/></text:span><text:span text:style-name="T10_37">Java</text:span><text:span text:style-name="T10_38"><text:s/></text:span><text:span text:style-name="T10_39">à</text:span><text:span text:style-name="T10_40"><text:s/></text:span><text:span text:style-name="T10_41">partir</text:span><text:span text:style-name="T10_42"><text:s/></text:span><text:span text:style-name="T10_43">de</text:span><text:span text:style-name="T10_44"><text:s/></text:span><text:span text:style-name="T10_45">PHP</text:span><text:span text:style-name="T10_46">,<text:s/></text:span><text:span text:style-name="T10_47">il</text:span><text:span text:style-name="T10_48"><text:s/></text:span><text:span text:style-name="T10_49">faut</text:span><text:span text:style-name="T10_50"><text:s/></text:span><text:span text:style-name="T10_51">un</text:span><text:span text:style-name="T10_52"><text:s/></text:span><text:span text:style-name="T10_53">serveur</text:span><text:span text:style-name="T10_54"><text:s/></text:span><text:span text:style-name="T10_55">adéquat</text:span><text:span text:style-name="T10_56"><text:s/>(</text:span><text:span text:style-name="T10_57">Tomcat</text:span><text:span text:style-name="T10_58">)<text:s/></text:span><text:span text:style-name="T10_59">et</text:span><text:span text:style-name="T10_60"><text:s/></text:span><text:span text:style-name="T10_61">JavaBridge</text:span><text:span text:style-name="T10_62">.</text:span></text:p>
      <text:p text:style-name="P11"/>
      <text:list text:style-name="LS3" xml:id="list2">
        <text:list-item>
          <text:p text:style-name="P12"><text:span text:style-name="T12_1">Javascript</text:span><text:span text:style-name="T12_2">,<text:s/></text:span><text:span text:style-name="T12_3">css</text:span><text:span text:style-name="T12_4">,<text:s/></text:span><text:span text:style-name="T12_5">html</text:span></text:p>
        </text:list-item>
      </text:list>
      <text:p text:style-name="P13"/>
      <text:p text:style-name="P14"><text:span text:style-name="T14_1">Ces</text:span><text:span text:style-name="T14_2"><text:s/></text:span><text:span text:style-name="T14_3">langages</text:span><text:span text:style-name="T14_4"><text:s/></text:span><text:span text:style-name="T14_5">scripts</text:span><text:span text:style-name="T14_6"><text:s/></text:span><text:span text:style-name="T14_7">fût</text:span><text:span text:style-name="T14_8"><text:s/></text:span><text:span text:style-name="T14_9">utilisé</text:span><text:span text:style-name="T14_10"><text:s/></text:span><text:span text:style-name="T14_11">pour</text:span><text:span text:style-name="T14_12"><text:s/></text:span><text:span text:style-name="T14_13">la</text:span><text:span text:style-name="T14_14"><text:s/></text:span><text:span text:style-name="T14_15">réalisation</text:span><text:span text:style-name="T14_16"><text:s/></text:span><text:span text:style-name="T14_17">de</text:span><text:span text:style-name="T14_18"><text:s/></text:span><text:span text:style-name="T14_19">l</text:span><text:span text:style-name="T14_20">’</text:span><text:span text:style-name="T14_21">interface</text:span><text:span text:style-name="T14_22"><text:s/></text:span><text:span text:style-name="T14_23">graphique</text:span><text:span text:style-name="T14_24">.</text:span></text:p>
      <text:p text:style-name="P15"/>
      <text:p text:style-name="P16"/>
      <text:p text:style-name="P17"><text:span text:style-name="T17_1">Librairies</text:span><text:span text:style-name="T17_2"><text:s/></text:span><text:span text:style-name="T17_3">et</text:span><text:span text:style-name="T17_4"><text:s/></text:span><text:span text:style-name="T17_5">outils</text:span></text:p>
      <text:p text:style-name="P18"><text:span text:style-name="T18_1"><text:tab/></text:span></text:p>
      <text:list text:style-name="LS4" xml:id="list3">
        <text:list-item>
          <text:p text:style-name="P19"><text:span text:style-name="T19_1">WEHA</text:span></text:p>
        </text:list-item>
      </text:list>
      <text:p text:style-name="P20"/>
      <text:p text:style-name="P21"><text:span text:style-name="T21_1">WEHA</text:span><text:span text:style-name="T21_2"><text:s/></text:span><text:span text:style-name="T21_3">est</text:span><text:span text:style-name="T21_4"><text:s/></text:span><text:span text:style-name="T21_5">une</text:span><text:span text:style-name="T21_6"><text:s/></text:span><text:span text:style-name="T21_7">projet</text:span><text:span text:style-name="T21_8"><text:s/></text:span><text:span text:style-name="T21_9">créé</text:span><text:span text:style-name="T21_10"><text:s/></text:span><text:span text:style-name="T21_11">par</text:span><text:span text:style-name="T21_12"><text:s/></text:span><text:span text:style-name="T21_13">des</text:span><text:span text:style-name="T21_14"><text:s/></text:span><text:span text:style-name="T21_15">élèves</text:span><text:span text:style-name="T21_16"><text:s/></text:span><text:span text:style-name="T21_17">d</text:span><text:span text:style-name="T21_18">’</text:span><text:span text:style-name="T21_19">une</text:span><text:span text:style-name="T21_20"><text:s/></text:span><text:span text:style-name="T21_21">université</text:span><text:span text:style-name="T21_22"><text:s/></text:span><text:span text:style-name="T21_23">chinoise</text:span><text:span text:style-name="T21_24">.<text:s/></text:span><text:span text:style-name="T21_25">Ce</text:span><text:span text:style-name="T21_26"><text:s/></text:span><text:span text:style-name="T21_27">projet</text:span><text:span text:style-name="T21_28">,<text:s/></text:span><text:span text:style-name="T21_29">non</text:span><text:span text:style-name="T21_30"><text:s/></text:span><text:span text:style-name="T21_31">complété</text:span><text:span text:style-name="T21_32">,<text:s/></text:span><text:span text:style-name="T21_33">a</text:span><text:span text:style-name="T21_34"><text:s/></text:span><text:span text:style-name="T21_35">pour</text:span><text:span text:style-name="T21_36"><text:s/></text:span><text:span text:style-name="T21_37">but</text:span><text:span text:style-name="T21_38"><text:s/></text:span><text:span text:style-name="T21_39">d</text:span><text:span text:style-name="T21_40">’</text:span><text:span text:style-name="T21_41">analyser</text:span><text:span text:style-name="T21_42"><text:s/></text:span><text:span text:style-name="T21_43">les</text:span><text:span text:style-name="T21_44"><text:s/></text:span><text:span text:style-name="T21_45">textes</text:span><text:span text:style-name="T21_46"><text:s/></text:span><text:span text:style-name="T21_47">des</text:span><text:span text:style-name="T21_48"><text:s/></text:span><text:span text:style-name="T21_49">wikis</text:span><text:span text:style-name="T21_50"><text:s/></text:span><text:span text:style-name="T21_51">pour</text:span><text:span text:style-name="T21_52"><text:s/></text:span><text:span text:style-name="T21_53">obtenir</text:span><text:span text:style-name="T21_54"><text:s/></text:span><text:span text:style-name="T21_55">et</text:span><text:span text:style-name="T21_56"><text:s/></text:span><text:span text:style-name="T21_57">identifier</text:span><text:span text:style-name="T21_58"><text:s/></text:span><text:span text:style-name="T21_59">les</text:span><text:span text:style-name="T21_60"><text:s/></text:span><text:span text:style-name="T21_61">différentes</text:span><text:span text:style-name="T21_62"><text:s/></text:span><text:span text:style-name="T21_63">sortes</text:span><text:span text:style-name="T21_64"><text:s/></text:span><text:span text:style-name="T21_65">de</text:span><text:span text:style-name="T21_66"><text:s/></text:span><text:span text:style-name="T21_67">modifications</text:span><text:span text:style-name="T21_68"><text:s/></text:span><text:span text:style-name="T21_69">fait</text:span><text:span text:style-name="T21_70"><text:s/></text:span><text:span text:style-name="T21_71">dans</text:span><text:span text:style-name="T21_72"><text:s/></text:span><text:span text:style-name="T21_73">un</text:span><text:span text:style-name="T21_74"><text:s/></text:span><text:span text:style-name="T21_75">wiki</text:span><text:span text:style-name="T21_76">.<text:s/></text:span><text:span text:style-name="T21_77">Ce</text:span><text:span text:style-name="T21_78"><text:s/></text:span><text:span text:style-name="T21_79">projet</text:span><text:span text:style-name="T21_80"><text:s/></text:span><text:span text:style-name="T21_81">utilise</text:span><text:span text:style-name="T21_82"><text:s/></text:span><text:span text:style-name="T21_83">principalement</text:span><text:span text:style-name="T21_84"><text:s/></text:span><text:span text:style-name="T21_85">du</text:span><text:span text:style-name="T21_86"><text:s/></text:span><text:span text:style-name="T21_87">Java</text:span><text:span text:style-name="T21_88"><text:s/></text:span><text:span text:style-name="T21_89">pour</text:span><text:span text:style-name="T21_90"><text:s/></text:span><text:span text:style-name="T21_91">effectuer</text:span><text:span text:style-name="T21_92"><text:s/></text:span><text:span text:style-name="T21_93">l</text:span><text:span text:style-name="T21_94">’</text:span><text:span text:style-name="T21_95">aspect</text:span><text:span text:style-name="T21_96"><text:s/></text:span><text:span text:style-name="T21_97">analyse</text:span><text:span text:style-name="T21_98">,<text:s/></text:span><text:span text:style-name="T21_99">mais</text:span><text:span text:style-name="T21_100"><text:s/></text:span><text:span text:style-name="T21_101">contient</text:span><text:span text:style-name="T21_102"><text:s/></text:span><text:span text:style-name="T21_103">aussi</text:span><text:span text:style-name="T21_104"><text:s/></text:span><text:span text:style-name="T21_105">du</text:span><text:span text:style-name="T21_106"><text:s/></text:span><text:span text:style-name="T21_107">PHP</text:span><text:span text:style-name="T21_108"><text:s/></text:span><text:span text:style-name="T21_109">pour</text:span><text:span text:style-name="T21_110"><text:s/></text:span><text:span text:style-name="T21_111">l</text:span><text:span text:style-name="T21_112">’</text:span><text:span text:style-name="T21_113">interaction</text:span><text:span text:style-name="T21_114"><text:s/></text:span><text:span text:style-name="T21_115">web</text:span><text:span text:style-name="T21_116">.<text:s/></text:span><text:span text:style-name="T21_117">Notre</text:span><text:span text:style-name="T21_118"><text:s/></text:span><text:span text:style-name="T21_119">projet</text:span><text:span text:style-name="T21_120"><text:s/></text:span><text:span text:style-name="T21_121">dépend</text:span><text:span text:style-name="T21_122"><text:s/></text:span><text:span text:style-name="T21_123">énorme</text:span><text:span text:style-name="T21_124"><text:s/></text:span><text:span text:style-name="T21_125">de</text:span><text:span text:style-name="T21_126"><text:s/></text:span><text:span text:style-name="T21_127">WEHA</text:span><text:span text:style-name="T21_128">.</text:span></text:p>
      <text:p text:style-name="P22"/>
      <text:list text:style-name="LS5" xml:id="list4">
        <text:list-item>
          <text:p text:style-name="P23"><text:span text:style-name="T23_1">Tomcat</text:span><text:span text:style-name="T23_2">,<text:s/></text:span><text:span text:style-name="T23_3">Wamp</text:span><text:span text:style-name="T23_4">,<text:s/></text:span><text:span text:style-name="T23_5">EasyPHP</text:span></text:p>
        </text:list-item>
      </text:list>
      <text:p text:style-name="P24"/>
      <text:p text:style-name="P25"><text:span text:style-name="T25_1">Wamp</text:span><text:span text:style-name="T25_2"><text:s/></text:span><text:span text:style-name="T25_3">et</text:span><text:span text:style-name="T25_4"><text:s/></text:span><text:span text:style-name="T25_5">EasyPHP</text:span><text:span text:style-name="T25_6"><text:s/></text:span><text:span text:style-name="T25_7">sont</text:span><text:span text:style-name="T25_8"><text:s/></text:span><text:span text:style-name="T25_9">des</text:span><text:span text:style-name="T25_10"><text:s/></text:span><text:span text:style-name="T25_11">outils</text:span><text:span text:style-name="T25_12"><text:s/></text:span><text:span text:style-name="T25_13">gratuits</text:span><text:span text:style-name="T25_14"><text:s/></text:span><text:span text:style-name="T25_15">qui</text:span><text:span text:style-name="T25_16"><text:s/></text:span><text:span text:style-name="T25_17">facilitent</text:span><text:span text:style-name="T25_18"><text:s/></text:span><text:span text:style-name="T25_19">l</text:span><text:span text:style-name="T25_20">'</text:span><text:span text:style-name="T25_21">installation</text:span><text:span text:style-name="T25_22"><text:s/></text:span><text:span text:style-name="T25_23">d</text:span><text:span text:style-name="T25_24">’</text:span><text:span text:style-name="T25_25">un</text:span><text:span text:style-name="T25_26"><text:s/></text:span><text:span text:style-name="T25_27">serveur</text:span><text:span text:style-name="T25_28"><text:s/></text:span><text:span text:style-name="T25_29">local</text:span><text:span text:style-name="T25_30"><text:s/></text:span><text:span text:style-name="T25_31">pour</text:span><text:span text:style-name="T25_32"><text:s/></text:span><text:span text:style-name="T25_33">pouvoir</text:span><text:span text:style-name="T25_34"><text:s/></text:span><text:span text:style-name="T25_35">tester</text:span><text:span text:style-name="T25_36"><text:s/></text:span><text:span text:style-name="T25_37">du</text:span><text:span text:style-name="T25_38"><text:s/></text:span><text:span text:style-name="T25_39">code</text:span><text:span text:style-name="T25_40"><text:s/></text:span><text:span text:style-name="T25_41">PHP</text:span><text:span text:style-name="T25_42">.</text:span></text:p>
      <text:p text:style-name="P26"/>
      <text:p text:style-name="P27"/>
      <text:p text:style-name="P28"/>
      <text:p text:style-name="P29"/>
      <text:p text:style-name="P30"/>
      <text:list text:style-name="LS6" xml:id="list5">
        <text:list-item>
          <text:p text:style-name="P31"><text:span text:style-name="T31_1">JavaBridge</text:span></text:p>
        </text:list-item>
      </text:list>
      <text:p text:style-name="P32"/>
      <text:p text:style-name="P33"><text:span text:style-name="T33_1">JavaBridge</text:span><text:span text:style-name="T33_2"><text:s/></text:span><text:span text:style-name="T33_3">est</text:span><text:span text:style-name="T33_4"><text:s/></text:span><text:span text:style-name="T33_5">un</text:span><text:span text:style-name="T33_6"><text:s/></text:span><text:span text:style-name="T33_7">petit</text:span><text:span text:style-name="T33_8"><text:s/>“</text:span><text:span text:style-name="T33_9">plugin</text:span><text:span text:style-name="T33_10">”<text:s/></text:span><text:span text:style-name="T33_11">libre</text:span><text:span text:style-name="T33_12"><text:s/></text:span><text:span text:style-name="T33_13">conçu</text:span><text:span text:style-name="T33_14"><text:s/></text:span><text:span text:style-name="T33_15">pour</text:span><text:span text:style-name="T33_16"><text:s/></text:span><text:span text:style-name="T33_17">pouvoir</text:span><text:span text:style-name="T33_18"><text:s/></text:span><text:span text:style-name="T33_19">appeler</text:span><text:span text:style-name="T33_20"><text:s/></text:span><text:span text:style-name="T33_21">des</text:span><text:span text:style-name="T33_22"><text:s/></text:span><text:span text:style-name="T33_23">fonctions</text:span><text:span text:style-name="T33_24"><text:s/></text:span><text:span text:style-name="T33_25">en</text:span><text:span text:style-name="T33_26"><text:s/></text:span><text:span text:style-name="T33_27">Java</text:span><text:span text:style-name="T33_28">.<text:s/></text:span><text:span text:style-name="T33_29">Pour</text:span><text:span text:style-name="T33_30"><text:s/></text:span><text:span text:style-name="T33_31">pouvoir</text:span><text:span text:style-name="T33_32"><text:s/></text:span><text:span text:style-name="T33_33">utiliser</text:span><text:span text:style-name="T33_34"><text:s/></text:span><text:span text:style-name="T33_35">ce</text:span><text:span text:style-name="T33_36"><text:s/>“</text:span><text:span text:style-name="T33_37">plugin</text:span><text:span text:style-name="T33_38">”,<text:s/></text:span><text:span text:style-name="T33_39">il</text:span><text:span text:style-name="T33_40"><text:s/></text:span><text:span text:style-name="T33_41">faut</text:span><text:span text:style-name="T33_42"><text:s/></text:span><text:span text:style-name="T33_43">configurer</text:span><text:span text:style-name="T33_44"><text:s/></text:span><text:span text:style-name="T33_45">un</text:span><text:span text:style-name="T33_46"><text:s/></text:span><text:span text:style-name="T33_47">serveur</text:span><text:span text:style-name="T33_48"><text:s/></text:span><text:span text:style-name="T33_49">et</text:span><text:span text:style-name="T33_50"><text:s/></text:span><text:span text:style-name="T33_51">ainsi</text:span><text:span text:style-name="T33_52"><text:s/></text:span><text:span text:style-name="T33_53">que</text:span><text:span text:style-name="T33_54"><text:s/></text:span><text:span text:style-name="T33_55">le</text:span><text:span text:style-name="T33_56"><text:s/></text:span><text:span text:style-name="T33_57">fichier</text:span><text:span text:style-name="T33_58"><text:s/></text:span><text:span text:style-name="T33_59">de</text:span><text:span text:style-name="T33_60"><text:s/></text:span><text:span text:style-name="T33_61">configuration</text:span><text:span text:style-name="T33_62"><text:s/></text:span><text:span text:style-name="T33_63">de</text:span><text:span text:style-name="T33_64"><text:s/></text:span><text:span text:style-name="T33_65">PHP</text:span><text:span text:style-name="T33_66">.</text:span></text:p>
      <text:p text:style-name="P34"/>
      <text:list text:style-name="LS7" xml:id="list6">
        <text:list-item>
          <text:p text:style-name="P35"><text:span text:style-name="T35_1">Github</text:span></text:p>
        </text:list-item>
      </text:list>
      <text:p text:style-name="P36"/>
      <text:p text:style-name="P37"><text:span text:style-name="T37_1">Notre</text:span><text:span text:style-name="T37_2"><text:s/></text:span><text:span text:style-name="T37_3">projet</text:span><text:span text:style-name="T37_4"><text:s/></text:span><text:span text:style-name="T37_5">est</text:span><text:span text:style-name="T37_6"><text:s/></text:span><text:span text:style-name="T37_7">héberger</text:span><text:span text:style-name="T37_8"><text:s/></text:span><text:span text:style-name="T37_9">sur</text:span><text:span text:style-name="T37_10"><text:s/></text:span><text:span text:style-name="T37_11">le</text:span><text:span text:style-name="T37_12"><text:s/></text:span><text:span text:style-name="T37_13">site</text:span><text:span text:style-name="T37_14"><text:s/></text:span><text:span text:style-name="T37_15">Github</text:span><text:span text:style-name="T37_16">.<text:s/></text:span><text:span text:style-name="T37_17">Ce</text:span><text:span text:style-name="T37_18"><text:s/></text:span><text:span text:style-name="T37_19">site</text:span><text:span text:style-name="T37_20"><text:s/></text:span><text:span text:style-name="T37_21">qui</text:span><text:span text:style-name="T37_22"><text:s/></text:span><text:span text:style-name="T37_23">utilise</text:span><text:span text:style-name="T37_24"><text:s/></text:span><text:span text:style-name="T37_25">des</text:span><text:span text:style-name="T37_26"><text:s/>“</text:span><text:span text:style-name="T37_27">Gits</text:span><text:span text:style-name="T37_28">”<text:s/></text:span><text:span text:style-name="T37_29">facilite</text:span><text:span text:style-name="T37_30"><text:s/></text:span><text:span text:style-name="T37_31">le</text:span><text:span text:style-name="T37_32"><text:s/></text:span><text:span text:style-name="T37_33">travail</text:span><text:span text:style-name="T37_34"><text:s/></text:span><text:span text:style-name="T37_35">d</text:span><text:span text:style-name="T37_36">’</text:span><text:span text:style-name="T37_37">équipe</text:span><text:span text:style-name="T37_38">.<text:s/></text:span><text:span text:style-name="T37_39">En</text:span><text:span text:style-name="T37_40"><text:s/></text:span><text:span text:style-name="T37_41">autre</text:span><text:span text:style-name="T37_42">,<text:s/></text:span><text:span text:style-name="T37_43">elle</text:span><text:span text:style-name="T37_44"><text:s/></text:span><text:span text:style-name="T37_45">contient</text:span><text:span text:style-name="T37_46"><text:s/></text:span><text:span text:style-name="T37_47">un</text:span><text:span text:style-name="T37_48"><text:s/></text:span><text:span text:style-name="T37_49">contrôle</text:span><text:span text:style-name="T37_50"><text:s/></text:span><text:span text:style-name="T37_51">de</text:span><text:span text:style-name="T37_52"><text:s/></text:span><text:span text:style-name="T37_53">versions</text:span><text:span text:style-name="T37_54"><text:s/></text:span><text:span text:style-name="T37_55">ce</text:span><text:span text:style-name="T37_56"><text:s/></text:span><text:span text:style-name="T37_57">qui</text:span><text:span text:style-name="T37_58"><text:s/></text:span><text:span text:style-name="T37_59">est</text:span><text:span text:style-name="T37_60"><text:s/></text:span><text:span text:style-name="T37_61">très</text:span><text:span text:style-name="T37_62"><text:s/></text:span><text:span text:style-name="T37_63">pratique</text:span><text:span text:style-name="T37_64"><text:s/></text:span><text:span text:style-name="T37_65">pour</text:span><text:span text:style-name="T37_66"><text:s/></text:span><text:span text:style-name="T37_67">réparer</text:span><text:span text:style-name="T37_68"><text:s/></text:span><text:span text:style-name="T37_69">certains</text:span><text:span text:style-name="T37_70"><text:s/></text:span><text:span text:style-name="T37_71">gaffes</text:span><text:span text:style-name="T37_72">.<text:s/></text:span><text:span text:style-name="T37_73">Aussi</text:span><text:span text:style-name="T37_74">,<text:s/></text:span><text:span text:style-name="T37_75">une</text:span><text:span text:style-name="T37_76"><text:s/></text:span><text:span text:style-name="T37_77">panoplie</text:span><text:span text:style-name="T37_78"><text:s/></text:span><text:span text:style-name="T37_79">de</text:span><text:span text:style-name="T37_80"><text:s/></text:span><text:span text:style-name="T37_81">graphiques</text:span><text:span text:style-name="T37_82"><text:s/></text:span><text:span text:style-name="T37_83">est</text:span><text:span text:style-name="T37_84"><text:s/></text:span><text:span text:style-name="T37_85">offerte</text:span><text:span text:style-name="T37_86"><text:s/></text:span><text:span text:style-name="T37_87">pour</text:span><text:span text:style-name="T37_88"><text:s/></text:span><text:span text:style-name="T37_89">mieux</text:span><text:span text:style-name="T37_90"><text:s/></text:span><text:span text:style-name="T37_91">pour</text:span><text:span text:style-name="T37_92"><text:s/></text:span><text:span text:style-name="T37_93">visualiser</text:span><text:span text:style-name="T37_94"><text:s/></text:span><text:span text:style-name="T37_95">la</text:span><text:span text:style-name="T37_96"><text:s/></text:span><text:span text:style-name="T37_97">contribution</text:span><text:span text:style-name="T37_98"><text:s/></text:span><text:span text:style-name="T37_99">de</text:span><text:span text:style-name="T37_100"><text:s/></text:span><text:span text:style-name="T37_101">chaque</text:span><text:span text:style-name="T37_102"><text:s/></text:span><text:span text:style-name="T37_103">membre</text:span><text:span text:style-name="T37_10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